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ReturningAdviceBindingTestAspect.getCollab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s.needsJoinPointStatic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s.returning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Aspect.stringMatch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s.returning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terReturningAdviceBindingTests.noInvokeWhenReturningParameterType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terReturningAdviceBindingTests.oneIntAndOneObjec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terReturningAdviceBindingTests.returning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s.oneIn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Aspect.oneStr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s.needs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s.returnin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terReturningAdviceBindingTestAspect.oneTestBeanArg( Test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Aspect.objectMatch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s.returningBea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terReturningAdviceBindingTestAspect.testBeanArrayArg( ITestBean [ ]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s.oneObjec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s.return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Bind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AdviceBindingTestAspect.oneInt( i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